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17a8de" officeooo:paragraph-rsid="0017a8de"/>
    </style:style>
    <style:style style:name="P2" style:family="paragraph" style:parent-style-name="Text_20_body">
      <style:text-properties officeooo:rsid="000aa92d" officeooo:paragraph-rsid="000aa92d"/>
    </style:style>
    <style:style style:name="P3" style:family="paragraph" style:parent-style-name="Text_20_body">
      <style:text-properties officeooo:rsid="000b8a6b" officeooo:paragraph-rsid="000b8a6b"/>
    </style:style>
    <style:style style:name="P4" style:family="paragraph" style:parent-style-name="Text_20_body">
      <style:text-properties officeooo:rsid="000b8a6b" officeooo:paragraph-rsid="000d46f1"/>
    </style:style>
    <style:style style:name="P5" style:family="paragraph" style:parent-style-name="Text_20_body">
      <style:paragraph-properties fo:break-before="page"/>
      <style:text-properties officeooo:rsid="000b8a6b" officeooo:paragraph-rsid="000d46f1"/>
    </style:style>
    <style:style style:name="P6" style:family="paragraph" style:parent-style-name="Text_20_body">
      <style:text-properties officeooo:rsid="0011d1ed" officeooo:paragraph-rsid="0011d1ed"/>
    </style:style>
    <style:style style:name="P7" style:family="paragraph" style:parent-style-name="Text_20_body">
      <style:text-properties officeooo:rsid="0012f350" officeooo:paragraph-rsid="0012f350"/>
    </style:style>
    <style:style style:name="P8" style:family="paragraph" style:parent-style-name="Text_20_body">
      <style:text-properties officeooo:rsid="000d8ae4" officeooo:paragraph-rsid="000d8ae4"/>
    </style:style>
    <style:style style:name="P9" style:family="paragraph" style:parent-style-name="Text_20_body">
      <style:text-properties fo:font-style="italic" officeooo:rsid="000f2e62" officeooo:paragraph-rsid="000f2e62" style:font-style-asian="italic" style:font-style-complex="italic"/>
    </style:style>
    <style:style style:name="P10" style:family="paragraph" style:parent-style-name="Text_20_body">
      <style:text-properties fo:font-style="italic" officeooo:rsid="0012f350" officeooo:paragraph-rsid="0012f350" style:font-style-asian="italic" style:font-style-complex="italic"/>
    </style:style>
    <style:style style:name="P11" style:family="paragraph" style:parent-style-name="Text_20_body">
      <style:text-properties officeooo:rsid="0016b9db" officeooo:paragraph-rsid="0012f350"/>
    </style:style>
    <style:style style:name="P12" style:family="paragraph" style:parent-style-name="Text_20_body">
      <style:text-properties officeooo:rsid="0016b9db" officeooo:paragraph-rsid="0016b9db"/>
    </style:style>
    <style:style style:name="P13" style:family="paragraph" style:parent-style-name="Text_20_body">
      <style:text-properties fo:font-style="normal" officeooo:rsid="000f2e62" officeooo:paragraph-rsid="000f2e62" style:font-style-asian="normal" style:font-style-complex="normal"/>
    </style:style>
    <style:style style:name="P14" style:family="paragraph" style:parent-style-name="Text_20_body">
      <style:text-properties fo:font-style="normal" officeooo:rsid="0012f350" officeooo:paragraph-rsid="0012f350" style:font-style-asian="normal" style:font-style-complex="normal"/>
    </style:style>
    <style:style style:name="P15" style:family="paragraph" style:parent-style-name="Text_20_body">
      <style:text-properties fo:font-style="normal" officeooo:rsid="0017a8de" officeooo:paragraph-rsid="0017a8de" style:font-style-asian="normal" style:font-style-complex="normal"/>
    </style:style>
    <style:style style:name="P16" style:family="paragraph" style:parent-style-name="Text_20_body">
      <style:text-properties fo:font-style="normal" officeooo:rsid="00197ee8" officeooo:paragraph-rsid="00197ee8" style:font-style-asian="normal" style:font-style-complex="normal"/>
    </style:style>
    <style:style style:name="P17" style:family="paragraph" style:parent-style-name="Text_20_body">
      <style:text-properties fo:font-style="normal" officeooo:rsid="001ab71d" officeooo:paragraph-rsid="001ab71d" style:font-style-asian="normal" style:font-style-complex="normal"/>
    </style:style>
    <style:style style:name="P18" style:family="paragraph" style:parent-style-name="Heading_20_1">
      <style:text-properties officeooo:rsid="000aa92d" officeooo:paragraph-rsid="000aa92d"/>
    </style:style>
    <style:style style:name="P19" style:family="paragraph" style:parent-style-name="Heading_20_1">
      <style:paragraph-properties fo:break-before="page"/>
      <style:text-properties officeooo:rsid="000aa92d" officeooo:paragraph-rsid="000aa92d"/>
    </style:style>
    <style:style style:name="P20" style:family="paragraph" style:parent-style-name="Heading_20_1" style:list-style-name="">
      <style:text-properties officeooo:rsid="000aa92d" officeooo:paragraph-rsid="000aa92d"/>
    </style:style>
    <style:style style:name="P21" style:family="paragraph" style:parent-style-name="Heading_20_1" style:list-style-name="">
      <style:text-properties officeooo:rsid="000b8a6b" officeooo:paragraph-rsid="000b8a6b"/>
    </style:style>
    <style:style style:name="P22" style:family="paragraph" style:parent-style-name="Heading_20_1">
      <style:paragraph-properties fo:break-before="page"/>
      <style:text-properties officeooo:rsid="000b8a6b" officeooo:paragraph-rsid="000b8a6b"/>
    </style:style>
    <style:style style:name="P23" style:family="paragraph" style:parent-style-name="Heading_20_1">
      <style:paragraph-properties fo:break-before="page"/>
      <style:text-properties officeooo:rsid="001cff65" officeooo:paragraph-rsid="001cff65"/>
    </style:style>
    <style:style style:name="P24" style:family="paragraph" style:parent-style-name="Heading_20_2">
      <style:paragraph-properties fo:break-before="page"/>
      <style:text-properties officeooo:rsid="0011d1ed" officeooo:paragraph-rsid="0011d1ed"/>
    </style:style>
    <style:style style:name="P25" style:family="paragraph" style:parent-style-name="Heading_20_2">
      <style:paragraph-properties fo:break-before="page"/>
      <style:text-properties officeooo:rsid="001cff65" officeooo:paragraph-rsid="001cff65"/>
    </style:style>
    <style:style style:name="P26" style:family="paragraph" style:parent-style-name="Heading_20_2">
      <style:paragraph-properties fo:break-before="page"/>
      <style:text-properties officeooo:rsid="001ddc1f" officeooo:paragraph-rsid="001ddc1f"/>
    </style:style>
    <style:style style:name="P27" style:family="paragraph" style:parent-style-name="Heading_20_2">
      <style:paragraph-properties fo:break-before="page"/>
      <style:text-properties officeooo:rsid="00223bb1" officeooo:paragraph-rsid="00223bb1"/>
    </style:style>
    <style:style style:name="P28" style:family="paragraph" style:parent-style-name="Heading_20_2">
      <style:paragraph-properties fo:break-before="page"/>
      <style:text-properties officeooo:rsid="00230828" officeooo:paragraph-rsid="00230828"/>
    </style:style>
    <style:style style:name="P29" style:family="paragraph" style:parent-style-name="Heading_20_3" style:list-style-name="">
      <style:text-properties officeooo:rsid="00197ee8" officeooo:paragraph-rsid="00197ee8"/>
    </style:style>
    <style:style style:name="P30" style:family="paragraph" style:parent-style-name="Heading_20_3">
      <style:paragraph-properties fo:break-before="page"/>
      <style:text-properties officeooo:rsid="0012f350" officeooo:paragraph-rsid="0012f350"/>
    </style:style>
    <style:style style:name="P31" style:family="paragraph" style:parent-style-name="Heading_20_3" style:list-style-name="">
      <style:text-properties officeooo:rsid="0012f350" officeooo:paragraph-rsid="0016b9db"/>
    </style:style>
    <style:style style:name="P32" style:family="paragraph" style:parent-style-name="Heading_20_3">
      <style:paragraph-properties fo:break-before="page"/>
      <style:text-properties officeooo:rsid="0012f350" officeooo:paragraph-rsid="0016b9db"/>
    </style:style>
    <style:style style:name="P33" style:family="paragraph" style:parent-style-name="Heading_20_3">
      <style:paragraph-properties fo:break-before="page"/>
      <style:text-properties officeooo:rsid="001cff65" officeooo:paragraph-rsid="001cff65"/>
    </style:style>
    <style:style style:name="P34" style:family="paragraph" style:parent-style-name="Heading_20_3">
      <style:paragraph-properties fo:break-before="page"/>
      <style:text-properties officeooo:rsid="001ddc1f" officeooo:paragraph-rsid="001ddc1f"/>
    </style:style>
    <style:style style:name="P35" style:family="paragraph" style:parent-style-name="Heading_20_3" style:list-style-name="">
      <style:text-properties officeooo:rsid="001ddc1f" officeooo:paragraph-rsid="001ddc1f"/>
    </style:style>
    <style:style style:name="P36" style:family="paragraph" style:parent-style-name="Heading_20_3">
      <style:paragraph-properties fo:break-before="page"/>
      <style:text-properties officeooo:rsid="00283f93" officeooo:paragraph-rsid="00283f93"/>
    </style:style>
    <style:style style:name="P37" style:family="paragraph" style:parent-style-name="Heading_20_3" style:list-style-name="">
      <style:text-properties officeooo:rsid="00283f93" officeooo:paragraph-rsid="00283f93"/>
    </style:style>
    <style:style style:name="P38" style:family="paragraph" style:parent-style-name="Heading_20_3">
      <style:paragraph-properties fo:break-before="page"/>
      <style:text-properties officeooo:paragraph-rsid="00283f93"/>
    </style:style>
    <style:style style:name="P39" style:family="paragraph" style:parent-style-name="Heading_20_4">
      <style:text-properties officeooo:rsid="0012f350" officeooo:paragraph-rsid="0012f350"/>
    </style:style>
    <style:style style:name="P40" style:family="paragraph" style:parent-style-name="Heading_20_4">
      <style:text-properties officeooo:rsid="0017a8de" officeooo:paragraph-rsid="0017a8de"/>
    </style:style>
    <style:style style:name="P41" style:family="paragraph" style:parent-style-name="Heading_20_4">
      <style:text-properties officeooo:rsid="001cff65" officeooo:paragraph-rsid="001cff65"/>
    </style:style>
    <style:style style:name="P42" style:family="paragraph" style:parent-style-name="Heading_20_5">
      <style:text-properties officeooo:rsid="001448d0" officeooo:paragraph-rsid="001448d0"/>
    </style:style>
    <style:style style:name="P43" style:family="paragraph" style:parent-style-name="Heading_20_5">
      <style:text-properties officeooo:rsid="0017a8de" officeooo:paragraph-rsid="0017a8de"/>
    </style:style>
    <style:style style:name="P44" style:family="paragraph" style:parent-style-name="Heading_20_5">
      <style:text-properties officeooo:rsid="001cff65" officeooo:paragraph-rsid="001cff65"/>
    </style:style>
    <style:style style:name="P45" style:family="paragraph" style:parent-style-name="Table_20_Contents">
      <style:text-properties officeooo:rsid="001cff65" officeooo:paragraph-rsid="001cff65"/>
    </style:style>
    <style:style style:name="P46" style:family="paragraph" style:parent-style-name="Text_20_body" style:list-style-name="L1">
      <style:text-properties officeooo:rsid="000b8a6b" officeooo:paragraph-rsid="000b8a6b"/>
    </style:style>
    <style:style style:name="P47" style:family="paragraph" style:parent-style-name="Text_20_body" style:list-style-name="L2">
      <style:text-properties officeooo:rsid="000b8a6b" officeooo:paragraph-rsid="000b8a6b"/>
    </style:style>
    <style:style style:name="P48" style:family="paragraph" style:parent-style-name="Text_20_body">
      <style:text-properties officeooo:rsid="0011d1ed" officeooo:paragraph-rsid="0011d1ed"/>
    </style:style>
    <style:style style:name="P49" style:family="paragraph" style:parent-style-name="Text_20_body">
      <style:text-properties officeooo:rsid="001cff65" officeooo:paragraph-rsid="001cff65"/>
    </style:style>
    <style:style style:name="P50" style:family="paragraph" style:parent-style-name="Text_20_body" style:list-style-name="L3">
      <style:text-properties officeooo:rsid="001cff65" officeooo:paragraph-rsid="001cff65"/>
    </style:style>
    <style:style style:name="P51" style:family="paragraph" style:parent-style-name="Text_20_body" style:list-style-name="L1">
      <style:text-properties officeooo:rsid="001cff65" officeooo:paragraph-rsid="001cff65"/>
    </style:style>
    <style:style style:name="P52" style:family="paragraph" style:parent-style-name="Text_20_body">
      <style:text-properties officeooo:paragraph-rsid="001cff65"/>
    </style:style>
    <style:style style:name="P53" style:family="paragraph" style:parent-style-name="Text_20_body">
      <style:text-properties officeooo:rsid="001d4a3e" officeooo:paragraph-rsid="001d4a3e"/>
    </style:style>
    <style:style style:name="P54" style:family="paragraph" style:parent-style-name="Text_20_body">
      <style:text-properties officeooo:rsid="001ddc1f" officeooo:paragraph-rsid="001ddc1f"/>
    </style:style>
    <style:style style:name="P55" style:family="paragraph" style:parent-style-name="Text_20_body" style:list-style-name="L1">
      <style:text-properties officeooo:rsid="001e7ac0" officeooo:paragraph-rsid="001e7ac0"/>
    </style:style>
    <style:style style:name="P56" style:family="paragraph" style:parent-style-name="Text_20_body">
      <style:text-properties officeooo:rsid="001f2510" officeooo:paragraph-rsid="001f2510"/>
    </style:style>
    <style:style style:name="P57" style:family="paragraph" style:parent-style-name="Text_20_body">
      <style:text-properties officeooo:rsid="001f948f" officeooo:paragraph-rsid="001f948f"/>
    </style:style>
    <style:style style:name="P58" style:family="paragraph" style:parent-style-name="Text_20_body">
      <style:text-properties officeooo:rsid="00223bb1" officeooo:paragraph-rsid="00223bb1"/>
    </style:style>
    <style:style style:name="P59" style:family="paragraph" style:parent-style-name="Text_20_body" style:list-style-name="L1">
      <style:text-properties officeooo:rsid="002438a5" officeooo:paragraph-rsid="002438a5"/>
    </style:style>
    <style:style style:name="P60" style:family="paragraph" style:parent-style-name="Text_20_body">
      <style:text-properties officeooo:rsid="0027924c" officeooo:paragraph-rsid="0027924c"/>
    </style:style>
    <style:style style:name="P61" style:family="paragraph" style:parent-style-name="Text_20_body">
      <style:text-properties officeooo:rsid="0027924c" officeooo:paragraph-rsid="002c1f9a"/>
    </style:style>
    <style:style style:name="P62" style:family="paragraph" style:parent-style-name="Text_20_body">
      <style:text-properties officeooo:rsid="0027924c" officeooo:paragraph-rsid="0030ef07"/>
    </style:style>
    <style:style style:name="P63" style:family="paragraph" style:parent-style-name="Text_20_body">
      <style:text-properties officeooo:paragraph-rsid="00283f93"/>
    </style:style>
    <style:style style:name="T1" style:family="text">
      <style:text-properties officeooo:rsid="000b8a6b"/>
    </style:style>
    <style:style style:name="T2" style:family="text">
      <style:text-properties officeooo:rsid="000d46f1"/>
    </style:style>
    <style:style style:name="T3" style:family="text">
      <style:text-properties officeooo:rsid="000d8ae4"/>
    </style:style>
    <style:style style:name="T4" style:family="text">
      <style:text-properties fo:font-style="italic" style:font-style-asian="italic" style:font-style-complex="italic"/>
    </style:style>
    <style:style style:name="T5" style:family="text">
      <style:text-properties fo:font-style="italic" officeooo:rsid="000d46f1" style:font-style-asian="italic" style:font-style-complex="italic"/>
    </style:style>
    <style:style style:name="T6" style:family="text">
      <style:text-properties fo:font-style="italic" officeooo:rsid="002f82e3"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e317c" style:font-style-asian="normal" style:font-style-complex="normal"/>
    </style:style>
    <style:style style:name="T9" style:family="text">
      <style:text-properties fo:font-style="normal" officeooo:rsid="002f82e3" style:font-style-asian="normal" style:font-style-complex="normal"/>
    </style:style>
    <style:style style:name="T10" style:family="text">
      <style:text-properties officeooo:rsid="00154cf3"/>
    </style:style>
    <style:style style:name="T11" style:family="text">
      <style:text-properties officeooo:rsid="0016b9db"/>
    </style:style>
    <style:style style:name="T12" style:family="text">
      <style:text-properties officeooo:rsid="0017a8de"/>
    </style:style>
    <style:style style:name="T13" style:family="text">
      <style:text-properties officeooo:rsid="001cff65"/>
    </style:style>
    <style:style style:name="T14" style:family="text">
      <style:text-properties officeooo:rsid="001d8ad7"/>
    </style:style>
    <style:style style:name="T15" style:family="text">
      <style:text-properties officeooo:rsid="00283f93"/>
    </style:style>
    <style:style style:name="T16" style:family="text">
      <style:text-properties officeooo:rsid="002d33e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Assembled Developer Manual</text:h>
      <text:p text:style-name="P2">5/10/2023</text:p>
      <text:p text:style-name="P2"/>
      <text:h text:style-name="P20" text:outline-level="1"/>
      <text:h text:style-name="P19" text:outline-level="1">Contents</text:h>
      <text:p text:style-name="P2">This document contains the full documentation of all underlying functions <text:span text:style-name="T1">within the Assembled text editor.</text:span></text:p>
      <text:p text:style-name="P2"/>
      <text:list text:style-name="L1">
        <text:list-item>
          <text:p text:style-name="P46">Assembled Developer Manual</text:p>
        </text:list-item>
        <text:list-item>
          <text:p text:style-name="P46">Contents</text:p>
        </text:list-item>
        <text:list-item>
          <text:p text:style-name="P51">Configuration File Structure</text:p>
          <text:list>
            <text:list-item>
              <text:p text:style-name="P51">Keyboard Configuration</text:p>
            </text:list-item>
            <text:list-item>
              <text:p text:style-name="P55">Start Screen Configuration</text:p>
              <text:list>
                <text:list-item>
                  <text:p text:style-name="P59">background_off</text:p>
                </text:list-item>
                <text:list-item>
                  <text:p text:style-name="P59">logo_bmp:A</text:p>
                </text:list-item>
              </text:list>
            </text:list-item>
          </text:list>
        </text:list-item>
        <text:list-item>
          <text:p text:style-name="P46">Source Code Directory Structure</text:p>
          <text:list>
            <text:list-item>
              <text:p text:style-name="P51">Editor Half</text:p>
              <text:list>
                <text:list-item>
                  <text:p text:style-name="P59">config.c</text:p>
                </text:list-item>
                <text:list-item>
                  <text:p text:style-name="P59">functions.c</text:p>
                </text:list-item>
                <text:list-item>
                  <text:p text:style-name="P59">keyboard.c</text:p>
                </text:list-item>
              </text:list>
            </text:list-item>
            <text:list-item>
              <text:p text:style-name="P51">Interface Half</text:p>
            </text:list-item>
          </text:list>
        </text:list-item>
        <text:list-item>
          <text:p text:style-name="P46">Code Style</text:p>
        </text:list-item>
      </text:list>
      <text:p text:style-name="P3"/>
      <text:h text:style-name="P21" text:outline-level="1"/>
      <text:h text:style-name="P23" text:outline-level="1">Configuration File Structure</text:h>
      <text:p text:style-name="P49">The structure of the configuration file is extremely simple:</text:p>
      <table:table table:name="Table1" table:style-name="Table1">
        <table:table-column table:style-name="Table1.A" table:number-columns-repeated="2"/>
        <table:table-row>
          <table:table-cell table:style-name="Table1.A1" office:value-type="string">
            <text:p text:style-name="P45">Command</text:p>
          </table:table-cell>
          <table:table-cell table:style-name="Table1.B1" office:value-type="string">
            <text:p text:style-name="P45">Argument</text:p>
          </table:table-cell>
        </table:table-row>
        <table:table-row>
          <table:table-cell table:style-name="Table1.A2" office:value-type="string">
            <text:p text:style-name="P45">keyboard</text:p>
          </table:table-cell>
          <table:table-cell table:style-name="Table1.B2" office:value-type="string">
            <text:p text:style-name="P45">keyseq func-name:0x41,66,’c’</text:p>
          </table:table-cell>
        </table:table-row>
        <table:table-row>
          <table:table-cell table:style-name="Table1.A2" office:value-type="string">
            <text:p text:style-name="P45">start_screen</text:p>
          </table:table-cell>
          <table:table-cell table:style-name="Table1.B2" office:value-type="string">
            <text:p text:style-name="P45">background_disable</text:p>
          </table:table-cell>
        </table:table-row>
      </table:table>
      <text:p text:style-name="P49"/>
      <text:p text:style-name="P49">There are two columns separated by a tab. </text:p>
      <text:p text:style-name="P49">If a command begins with a ‘#’ symbol, then it is discarded.</text:p>
      <text:p text:style-name="P49"/>
      <text:h text:style-name="P25" text:outline-level="2">Keyboard Configuration</text:h>
      <text:p text:style-name="P53">To configure the keyboard, the command must be “keyboard” and the argument must follow this format: </text:p>
      <text:p text:style-name="P53"><text:tab/>keyseq A:B</text:p>
      <text:p text:style-name="P53">A is the name of the function which should be called when the sequence of keys in B are pressed.</text:p>
      <text:p text:style-name="P53">An example of B is:</text:p>
      <text:p text:style-name="P53"><text:tab/>‘A’,65,0x41,<text:span text:style-name="T14">0102</text:span></text:p>
      <text:p text:style-name="P53">This is a list of comma seperated values. Values can be ASCII characters (wrapped in single quotes), decimal values, hex values (prefixed with “0x”), and octal values (prefixed with “0”).</text:p>
      <text:p text:style-name="P54">These values all describe ASCII codes.</text:p>
      <text:h text:style-name="P26" text:outline-level="2">Start Screen Configuration</text:h>
      <text:p text:style-name="P54">To configure the start screen, the command must be “start_screen” and there are currently two arguments</text:p>
      <text:h text:style-name="P35" text:outline-level="3"/>
      <text:h text:style-name="P34" text:outline-level="3">background_off</text:h>
      <text:p text:style-name="P54">This disables the background generation within the </text:p>
      <text:p text:style-name="P54"/>
      <text:h text:style-name="P34" text:outline-level="3">logo_bmp:A</text:h>
      <text:p text:style-name="P54">A is the path to the 64x40 monochrome BMP to be used as the logo.</text:p>
      <text:h text:style-name="P22" text:outline-level="1">Source Code Directory Structure</text:h>
      <text:p text:style-name="P3">The directory structure in implementation currently looks like the following list:</text:p>
      <text:list text:style-name="L2">
        <text:list-item>
          <text:p text:style-name="P47">src/</text:p>
          <text:list>
            <text:list-item>
              <text:p text:style-name="P47"><text:span text:style-name="T3">editor</text:span>/</text:p>
              <text:list>
                <text:list-item>
                  <text:p text:style-name="P47">config.c</text:p>
                </text:list-item>
                <text:list-item>
                  <text:p text:style-name="P47">functions.c</text:p>
                </text:list-item>
                <text:list-item>
                  <text:p text:style-name="P47">keyboard.c</text:p>
                </text:list-item>
              </text:list>
            </text:list-item>
            <text:list-item>
              <text:p text:style-name="P47">include/</text:p>
              <text:list>
                <text:list-item>
                  <text:p text:style-name="P47"><text:span text:style-name="T3">editor</text:span>/</text:p>
                  <text:list>
                    <text:list-item>
                      <text:p text:style-name="P47">config.h</text:p>
                    </text:list-item>
                    <text:list-item>
                      <text:p text:style-name="P47">functions.h</text:p>
                    </text:list-item>
                    <text:list-item>
                      <text:p text:style-name="P47">keyboard.h</text:p>
                    </text:list-item>
                  </text:list>
                </text:list-item>
                <text:list-item>
                  <text:p text:style-name="P47"><text:span text:style-name="T3">interface</text:span>/</text:p>
                  <text:list>
                    <text:list-item>
                      <text:p text:style-name="P47">screens/</text:p>
                      <text:list>
                        <text:list-item>
                          <text:p text:style-name="P47">start.h</text:p>
                        </text:list-item>
                      </text:list>
                    </text:list-item>
                    <text:list-item>
                      <text:p text:style-name="P47">interface.h</text:p>
                    </text:list-item>
                  </text:list>
                </text:list-item>
                <text:list-item>
                  <text:p text:style-name="P47">global.h</text:p>
                </text:list-item>
                <text:list-item>
                  <text:p text:style-name="P47">util.h</text:p>
                </text:list-item>
              </text:list>
            </text:list-item>
            <text:list-item>
              <text:p text:style-name="P47"><text:span text:style-name="T3">interface</text:span>/</text:p>
              <text:list>
                <text:list-item>
                  <text:p text:style-name="P47">screens/</text:p>
                  <text:list>
                    <text:list-item>
                      <text:p text:style-name="P47">start.c</text:p>
                    </text:list-item>
                  </text:list>
                </text:list-item>
                <text:list-item>
                  <text:p text:style-name="P47">interface.c</text:p>
                </text:list-item>
              </text:list>
            </text:list-item>
            <text:list-item>
              <text:p text:style-name="P47">main.c</text:p>
            </text:list-item>
            <text:list-item>
              <text:p text:style-name="P47">util.c</text:p>
            </text:list-item>
          </text:list>
        </text:list-item>
      </text:list>
      <text:p text:style-name="P3"/>
      <text:p text:style-name="P4"/>
      <text:p text:style-name="P5">The program can be split into two parts: <text:span text:style-name="T3">update</text:span> and <text:span text:style-name="T3">render</text:span>. <text:span text:style-name="T2">The </text:span><text:span text:style-name="T3">editor</text:span><text:span text:style-name="T2"> part</text:span> define<text:span text:style-name="T2">s</text:span> functions which are used for the <text:span text:style-name="T2">functionality of the program, and </text:span><text:span text:style-name="T3">interface</text:span><text:span text:style-name="T2"> defines </text:span><text:span text:style-name="T3">functions which are used to display information to the user.</text:span><text:span text:style-name="T2"> </text:span></text:p>
      <text:p text:style-name="P4"><text:span text:style-name="T2">An example of functionality is the keyboard. The user presses a key, which the program should interpret, this interpretation is handleld by </text:span><text:span text:style-name="T5">keyboard.c</text:span><text:span text:style-name="T2">.</text:span></text:p>
      <text:p text:style-name="P8">Likewise, an example of rendering is the screen interface. There are various different screens which the user can access and the program needs to somehow manage which screen is being rendered and updated.</text:p>
      <text:p text:style-name="P9">main.c<text:span text:style-name="T7"> is used for concatenating the two halves into one functioning program.</text:span></text:p>
      <text:p text:style-name="P13"/>
      <text:h text:style-name="P24" text:outline-level="2">Editor Half</text:h>
      <text:p text:style-name="P6">The editor is responsible for handling non-visual tasks. <text:span text:style-name="T13">Examples of non-visual tasks are:</text:span></text:p>
      <text:list text:style-name="L3">
        <text:list-item>
          <text:p text:style-name="P50">Reading the configuration file</text:p>
        </text:list-item>
        <text:list-item>
          <text:p text:style-name="P50">Reading user input</text:p>
        </text:list-item>
        <text:list-item>
          <text:p text:style-name="P50">Interpreting user input</text:p>
        </text:list-item>
        <text:list-item>
          <text:p text:style-name="P50">Updating internal text buffers</text:p>
        </text:list-item>
      </text:list>
      <text:p text:style-name="P49">Currently there are three source files in the editor directory: <text:span text:style-name="T4">config.c</text:span><text:span text:style-name="T7">, </text:span><text:span text:style-name="T4">functions.c</text:span><text:span text:style-name="T7">, </text:span><text:span text:style-name="T4">keyboard.c</text:span><text:span text:style-name="T7">.</text:span></text:p>
      <text:p text:style-name="P49"><text:span text:style-name="T7"/></text:p>
      <text:h text:style-name="P27" text:outline-level="2">config.c</text:h>
      <text:p text:style-name="P58">This is a very straight forward file, it goes through the configuration file, <text:span text:style-name="T4">~/.config/assembled/config.cfg</text:span><text:span text:style-name="T7">, line by line. It forwards the text in the argument column to the component specified in the command column.</text:span></text:p>
      <text:p text:style-name="P58"><text:span text:style-name="T7">The current command is hashed using the </text:span><text:span text:style-name="T4">general_hash</text:span><text:span text:style-name="T7"> function, and the resultant value is used in a grand switch statement.</text:span></text:p>
      <text:p text:style-name="P58"><text:span text:style-name="T7"/></text:p>
      <text:h text:style-name="P27" text:outline-level="2">functions.c</text:h>
      <text:p text:style-name="P58"><text:span text:style-name="T4">functions.c</text:span> contains the implementation of a hashmap of functions, and the functions themselves. </text:p>
      <text:p text:style-name="P58"/>
      <text:h text:style-name="P28" text:outline-level="2">keyboard.c</text:h>
      <text:p text:style-name="P61">Contains a series of functions used for submitting and interpreting key presses, as well as a function to set up, <text:span text:style-name="T16">configure,</text:span> the key layers which are used to interpret each key press.</text:p>
      <text:h text:style-name="P36" text:outline-level="3">Run-time</text:h>
      <text:p text:style-name="P60">When a key is pressed, the <text:span text:style-name="T4">key</text:span><text:span text:style-name="T7"> function is called. This function pushes </text:span><text:span text:style-name="T8">the</text:span><text:span text:style-name="T7"> key to the key stack, advances the key stack pointer, and tries to collapse the stack.</text:span></text:p>
      <text:p text:style-name="P60"><text:span text:style-name="T7">Collapsing the stack is done through the </text:span><text:span text:style-name="T4">collapse_stack </text:span><text:span text:style-name="T7">function. Which will iterate from the bottom of the stack to the top, </text:span><text:span text:style-name="T9">indexing each element with the letter </text:span><text:span text:style-name="T6">i</text:span><text:span text:style-name="T7">. It will use the current value it observes a</text:span><text:span text:style-name="T9">t</text:span><text:span text:style-name="T6"> i</text:span><text:span text:style-name="T9"> as</text:span><text:span text:style-name="T4"> </text:span><text:span text:style-name="T7">the </text:span><text:span text:style-name="T9">index</text:span><text:span text:style-name="T7"> into the function array member of the current key layer.</text:span></text:p>
      <text:p text:style-name="P62"><text:span text:style-name="T7">If the function pointer that is retrieved is NULL, the stack pointer is reset and interpretation is stopped.</text:span></text:p>
      <text:p text:style-name="P62"><text:span text:style-name="T7">If the function pointer that is retrieved is equivalent to </text:span><text:span text:style-name="T4">layer_down </text:span><text:span text:style-name="T7">then the current key layer will be swapped to the next, and the loop will be put onto its next cycle.</text:span></text:p>
      <text:p text:style-name="P60"><text:span text:style-name="T7">Finally, if the loop has found a function which is non-NULL and not a </text:span><text:span text:style-name="T4">layer_down </text:span><text:span text:style-name="T7">then it will jump to that function, Reseting the key stack pointer just before leaving the </text:span><text:span text:style-name="T4">collapse_stack</text:span><text:span text:style-name="T7"> function.</text:span></text:p>
      <text:p text:style-name="P60"><text:span text:style-name="T7"/></text:p>
      <text:h text:style-name="P37" text:outline-level="3"/>
      <text:h text:style-name="P38" text:outline-level="3"><text:span text:style-name="T15">Configuration</text:span></text:h>
      <text:p text:style-name="P63"/>
      <text:h text:style-name="P33" text:outline-level="3">void key(c)</text:h>
      <text:p text:style-name="P56">Push the given character, c, to the key stack.</text:p>
      <text:h text:style-name="P41" text:outline-level="4">c – Character to push to the key stack</text:h>
      <text:h text:style-name="P44" text:outline-level="5">char</text:h>
      <text:p text:style-name="P52"/>
      <text:h text:style-name="P33" text:outline-level="3">void init_keyboard(line)</text:h>
      <text:p text:style-name="P57">Interpret the given line and apply proper changes to internal data structures.</text:p>
      <text:h text:style-name="P41" text:outline-level="4">line – Line of configuration relevant to the keyboard </text:h>
      <text:h text:style-name="P44" text:outline-level="5">char *</text:h>
      <text:p text:style-name="P49"/>
      <text:h text:style-name="P24" text:outline-level="2">Interface Half</text:h>
      <text:p text:style-name="P6">The interface manages all possible screens which can be displayed to the user at any time.</text:p>
      <text:p text:style-name="P10">interface/<text:span text:style-name="T7">i</text:span>nterface.c <text:span text:style-name="T7">contains two functions: register_screen and switch_to_screen.</text:span></text:p>
      <text:p text:style-name="P14"/>
      <text:p text:style-name="P16">Screens should have a <text:span text:style-name="T4">register_</text:span>screen-name function which registers them into the hashmap. Functions <text:span text:style-name="T4">render</text:span>, <text:span text:style-name="T4">update</text:span>, and <text:span text:style-name="T4">local</text:span> should all be static and not defined in the screen’s header.</text:p>
      <text:p text:style-name="P17"/>
      <text:h text:style-name="P29" text:outline-level="3"/>
      <text:h text:style-name="P30" text:outline-level="3"><text:span text:style-name="T11">int </text:span>register_screen(name, render, update, local)</text:h>
      <text:p text:style-name="P1">Calculates the index of the screen within the <text:span text:style-name="T4">screens</text:span> hashmap, and sets the attributes of the screen structure at that index to the given arguments.</text:p>
      <text:p text:style-name="P12">Returns the index of the screen <text:span text:style-name="T12">in the</text:span> hashmap.</text:p>
      <text:h text:style-name="P39" text:outline-level="4">name – The name of the screen, used as the key within the hashmap of screens</text:h>
      <text:h text:style-name="P42" text:outline-level="5">char *</text:h>
      <text:h text:style-name="P39" text:outline-level="4">render – A function pointer to the code which renders the screen to the TUI</text:h>
      <text:h text:style-name="Heading_20_5" text:outline-level="5">void (*)(struct render_context *)</text:h>
      <text:h text:style-name="P39" text:outline-level="4">update – A function pointer to the code which updates the screen</text:h>
      <text:h text:style-name="Heading_20_5" text:outline-level="5">void (*)(struct render_context *)</text:h>
      <text:h text:style-name="P39" text:outline-level="4">local – A function pointer for handling special cases</text:h>
      <text:h text:style-name="Heading_20_5" text:outline-level="5">void (*)()</text:h>
      <text:p text:style-name="P7">Special cases occur for events like navigation keys. <text:span text:style-name="T10">When a key mapped to a function such as “up” is pressed, the “up” function is called. This function is then told to call into the local handler of the currently active screen with the code LOCAL_ARROW_UP.</text:span></text:p>
      <text:p text:style-name="P11"/>
      <text:h text:style-name="P31" text:outline-level="3"/>
      <text:h text:style-name="P32" text:outline-level="3"><text:span text:style-name="T12">int </text:span><text:span text:style-name="T11">switch_to_screen</text:span>(name)</text:h>
      <text:p text:style-name="P1">Switches the <text:span text:style-name="T4">active_screen </text:span><text:span text:style-name="T7">pointer to point to the specified screen.</text:span></text:p>
      <text:p text:style-name="P15">Returns the indedx of the screen in the hashmap.</text:p>
      <text:h text:style-name="P40" text:outline-level="4">name – The name of the screen to switch to</text:h>
      <text:h text:style-name="P43" text:outline-level="5">char *</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_20_" style:display-name="Heading 2 " style:family="paragraph" style:parent-style-name="Text_20_body"/>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10:46:48.332428619</meta:creation-date>
    <dc:date>2023-10-06T10:17:18.406183196</dc:date>
    <meta:editing-duration>PT1H41M23S</meta:editing-duration>
    <meta:editing-cycles>34</meta:editing-cycles>
    <meta:generator>LibreOffice/7.5.7.1$Linux_X86_64 LibreOffice_project/50$Build-1</meta:generator>
    <meta:document-statistic meta:table-count="1" meta:image-count="0" meta:object-count="0" meta:page-count="20" meta:paragraph-count="120" meta:word-count="976" meta:character-count="5985" meta:non-whitespace-character-count="5154"/>
  </office:meta>
</office:document-meta>
</file>